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(ke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tance</text:p>
          </table:table-cell>
          <table:table-cell office:value-type="string" calcext:value-type="string">
            <text:p>Photopeak</text:p>
          </table:table-cell>
          <table:table-cell office:value-type="string" calcext:value-type="string">
            <text:p>Compton Edge</text:p>
          </table:table-cell>
          <table:table-cell office:value-type="string" calcext:value-type="string">
            <text:p>Uncertai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</text:p>
          </table:table-cell>
          <table:table-cell office:value-type="string" calcext:value-type="string">
            <text:p>Bi137</text:p>
          </table:table-cell>
          <table:table-cell office:value-type="float" office:value="569.79" calcext:value-type="float">
            <text:p>569.79</text:p>
          </table:table-cell>
          <table:table-cell office:value-type="float" office:value="392.05" calcext:value-type="float">
            <text:p>392.05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.73" calcext:value-type="float">
            <text:p>1063.73</text:p>
          </table:table-cell>
          <table:table-cell office:value-type="float" office:value="859.96" calcext:value-type="float">
            <text:p>859.96</text:p>
          </table:table-cell>
          <table:table-cell office:value-type="float" office:value="8.45" calcext:value-type="float">
            <text:p>8.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116</text:p>
          </table:table-cell>
          <table:table-cell office:value-type="float" office:value="416.57" calcext:value-type="float">
            <text:p>416.57</text:p>
          </table:table-cell>
          <table:table-cell office:value-type="float" office:value="262.94" calcext:value-type="float">
            <text:p>262.94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.92" calcext:value-type="float">
            <text:p>1096.92</text:p>
          </table:table-cell>
          <table:table-cell office:value-type="float" office:value="892.65" calcext:value-type="float">
            <text:p>892.65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.91" calcext:value-type="float">
            <text:p>1291.91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22</text:p>
          </table:table-cell>
          <table:table-cell office:value-type="float" office:value="511" calcext:value-type="float">
            <text:p>511</text:p>
          </table:table-cell>
          <table:table-cell office:value-type="float" office:value="341" calcext:value-type="float">
            <text:p>341</text:p>
          </table:table-cell>
          <table:table-cell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3.76" calcext:value-type="float">
            <text:p>1273.76</text:p>
          </table:table-cell>
          <table:table-cell office:value-type="float" office:value="1062.34" calcext:value-type="float">
            <text:p>1062.34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57</text:p>
          </table:table-cell>
          <table:table-cell office:value-type="float" office:value="122.31" calcext:value-type="float">
            <text:p>122.31</text:p>
          </table:table-cell>
          <table:table-cell office:value-type="float" office:value="39.65" calcext:value-type="float">
            <text:p>39.65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string" calcext:value-type="string">
            <text:p>Note, compton edge lower energy that backscatter</text:p>
          </table:table-cell>
        </table:table-row>
        <table:table-row table:style-name="ro1">
          <table:table-cell/>
          <table:table-cell office:value-type="string" calcext:value-type="string">
            <text:p>Mn54</text:p>
          </table:table-cell>
          <table:table-cell office:value-type="float" office:value="834.25" calcext:value-type="float">
            <text:p>834.25</text:p>
          </table:table-cell>
          <table:table-cell office:value-type="float" office:value="639.39" calcext:value-type="float">
            <text:p>639.3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56</text:p>
          </table:table-cell>
          <table:table-cell office:value-type="float" office:value="1237.45" calcext:value-type="float">
            <text:p>1237.45</text:p>
          </table:table-cell>
          <table:table-cell office:value-type="float" office:value="1025.73" calcext:value-type="float">
            <text:p>1025.73</text:p>
          </table:table-cell>
          <table:table-cell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40</text:p>
          </table:table-cell>
          <table:table-cell office:value-type="float" office:value="1460.08" calcext:value-type="float">
            <text:p>1460.08</text:p>
          </table:table-cell>
          <table:table-cell office:value-type="float" office:value="1244.2" calcext:value-type="float">
            <text:p>1244.2</text:p>
          </table:table-cell>
          <table:table-cell office:value-type="float" office:value="5.61" calcext:value-type="float">
            <text:p>5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208</text:p>
          </table:table-cell>
          <table:table-cell office:value-type="float" office:value="2613.66" calcext:value-type="float">
            <text:p>2613.66</text:p>
          </table:table-cell>
          <table:table-cell office:value-type="float" office:value="2379.51" calcext:value-type="float">
            <text:p>2379.51</text:p>
          </table:table-cell>
          <table:table-cell office:value-type="float" office:value="5.97" calcext:value-type="float">
            <text:p>5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Cs137</text:p>
          </table:table-cell>
          <table:table-cell office:value-type="float" office:value="661.66" calcext:value-type="float">
            <text:p>661.66</text:p>
          </table:table-cell>
          <table:table-cell office:value-type="float" office:value="477.27" calcext:value-type="float">
            <text:p>477.27</text:p>
          </table:table-cell>
          <table:table-cell office:value-type="float" office:value="4.51" calcext:value-type="float">
            <text:p>4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133</text:p>
          </table:table-cell>
          <table:table-cell office:value-type="float" office:value="356.01" calcext:value-type="float">
            <text:p>356.01</text:p>
          </table:table-cell>
          <table:table-cell office:value-type="float" office:value="208.45" calcext:value-type="float">
            <text:p>208.45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60</text:p>
          </table:table-cell>
          <table:table-cell office:value-type="float" office:value="1173.01" calcext:value-type="float">
            <text:p>1173.01</text:p>
          </table:table-cell>
          <table:table-cell office:value-type="float" office:value="968.58" calcext:value-type="float">
            <text:p>968.58</text:p>
          </table:table-cell>
          <table:table-cell office:value-type="float" office:value="6.02" calcext:value-type="float">
            <text:p>6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2.6" calcext:value-type="float">
            <text:p>1332.6</text:p>
          </table:table-cell>
          <table:table-cell office:value-type="float" office:value="1120.9" calcext:value-type="float">
            <text:p>1120.9</text:p>
          </table:table-cell>
          <table:table-cell office:value-type="float" office:value="8.02" calcext:value-type="float">
            <text:p>8.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4:53:25.083784981</meta:creation-date>
    <dc:date>2023-02-22T15:52:43.014226524</dc:date>
    <meta:editing-duration>PT59M8S</meta:editing-duration>
    <meta:editing-cycles>27</meta:editing-cycles>
    <meta:generator>LibreOffice/7.3.7.2$Linux_X86_64 LibreOffice_project/30$Build-2</meta:generator>
    <meta:document-statistic meta:table-count="1" meta:cell-count="69" meta:object-count="0"/>
  </office:meta>
</office:document-meta>
</file>